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AbstractManager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bstractManager.addLateralCacheListener( String cacheName , ILateral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CacheAbstractManager.fixCaches( ILateralCacheService lateralService , ILateralCacheObserver lateralW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AbstractManager.get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CacheAbstract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